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8.2pt"/>
    </style:style>
    <style:style style:name="co2" style:family="table-column">
      <style:table-column-properties fo:break-before="auto" style:column-width="47.14pt"/>
    </style:style>
    <style:style style:name="co3" style:family="table-column">
      <style:table-column-properties fo:break-before="auto" style:column-width="57.34pt"/>
    </style:style>
    <style:style style:name="co4" style:family="table-column">
      <style:table-column-properties fo:break-before="auto" style:column-width="413.74pt"/>
    </style:style>
    <style:style style:name="co5" style:family="table-column">
      <style:table-column-properties fo:break-before="auto" style:column-width="126.99pt"/>
    </style:style>
    <style:style style:name="co6" style:family="table-column">
      <style:table-column-properties fo:break-before="auto" style:column-width="252.51pt"/>
    </style:style>
    <style:style style:name="co7" style:family="table-column">
      <style:table-column-properties fo:break-before="auto" style:column-width="358.3pt"/>
    </style:style>
    <style:style style:name="co8" style:family="table-column">
      <style:table-column-properties fo:break-before="auto" style:column-width="47.51pt"/>
    </style:style>
    <style:style style:name="co9" style:family="table-column">
      <style:table-column-properties fo:break-before="auto" style:column-width="146.75pt"/>
    </style:style>
    <style:style style:name="co10" style:family="table-column">
      <style:table-column-properties fo:break-before="auto" style:column-width="103.61pt"/>
    </style:style>
    <style:style style:name="co11" style:family="table-column">
      <style:table-column-properties fo:break-before="auto" style:column-width="168.94pt"/>
    </style:style>
    <style:style style:name="co12" style:family="table-column">
      <style:table-column-properties fo:break-before="auto" style:column-width="107.29pt"/>
    </style:style>
    <style:style style:name="co13" style:family="table-column">
      <style:table-column-properties fo:break-before="auto" style:column-width="242.36pt"/>
    </style:style>
    <style:style style:name="co14" style:family="table-column">
      <style:table-column-properties fo:break-before="auto" style:column-width="149.84pt"/>
    </style:style>
    <style:style style:name="co15" style:family="table-column">
      <style:table-column-properties fo:break-before="auto" style:column-width="119.65pt"/>
    </style:style>
    <style:style style:name="co16" style:family="table-column">
      <style:table-column-properties fo:break-before="auto" style:column-width="74.01pt"/>
    </style:style>
    <style:style style:name="co17" style:family="table-column">
      <style:table-column-properties fo:break-before="auto" style:column-width="160.95pt"/>
    </style:style>
    <style:style style:name="co18" style:family="table-column">
      <style:table-column-properties fo:break-before="auto" style:column-width="50.54pt"/>
    </style:style>
    <style:style style:name="co19" style:family="table-column">
      <style:table-column-properties fo:break-before="auto" style:column-width="79.54pt"/>
    </style:style>
    <style:style style:name="co20" style:family="table-column">
      <style:table-column-properties fo:break-before="auto" style:column-width="66.61pt"/>
    </style:style>
    <style:style style:name="co21" style:family="table-column">
      <style:table-column-properties fo:break-before="auto" style:column-width="360.26pt"/>
    </style:style>
    <style:style style:name="co22" style:family="table-column">
      <style:table-column-properties fo:break-before="auto" style:column-width="49.95pt"/>
    </style:style>
    <style:style style:name="ro1" style:family="table-row">
      <style:table-row-properties style:row-height="43.26pt" fo:break-before="auto" style:use-optimal-row-height="false"/>
    </style:style>
    <style:style style:name="ro2" style:family="table-row">
      <style:table-row-properties style:row-height="14.14pt"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6pt solid #808080"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3"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pt"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12.77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mmonSignatureComponents-2.3"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column table:style-name="co22" table:number-columns-repeated="14" table:default-cell-style-name="Default"/>
        <table:table-row table:style-name="ro1">
          <table:table-cell table:style-name="ce1" office:value-type="string" calcext:value-type="string">
            <office:annotation draw:style-name="gr1" draw:text-style-name="P2" svg:width="226.15pt" svg:height="162.45pt" svg:x="198.77pt" svg:y="41.27pt" draw:caption-point-x="-0.85pt" draw:caption-point-y="-40.99pt">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calcext:value-type="string">
            <office:annotation draw:style-name="gr2" draw:text-style-name="P2" svg:width="236.98pt" svg:height="184.85pt" svg:x="246.5pt" svg:y="41.27pt" draw:caption-point-x="-1.45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text:p>
          </table:table-cell>
          <table:table-cell table:style-name="ce13" office:value-type="string" calcext:value-type="string">
            <office:annotation draw:style-name="gr2" draw:text-style-name="P2" svg:width="236.98pt" svg:height="184.85pt" svg:x="303.11pt" svg:y="41.27pt" draw:caption-point-x="-0.71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calcext:value-type="string">
            <office:annotation draw:style-name="gr3" draw:text-style-name="P2" svg:width="124.3pt" svg:height="72.88pt" svg:x="716.14pt" svg:y="0.28pt" draw:caption-point-x="0pt" draw:caption-point-y="0pt">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calcext:value-type="string">
            <office:annotation draw:style-name="gr4" draw:text-style-name="P2" svg:width="190.71pt" svg:height="140.06pt" svg:x="836.5pt" svg:y="40.54pt" draw:caption-point-x="6.66pt" draw:caption-point-y="-40.25pt">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calcext:value-type="string">
            <office:annotation draw:style-name="gr3" draw:text-style-name="P2" svg:width="125.57pt" svg:height="72.88pt" svg:x="1086.32pt" svg:y="42.04pt" draw:caption-point-x="9.33pt" draw:caption-point-y="-41.75pt">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calcext:value-type="string">
            <office:annotation draw:style-name="gr5" draw:text-style-name="P2" svg:width="190.89pt" svg:height="128.86pt" svg:x="1454.91pt" svg:y="43.48pt" draw:caption-point-x="-0.96pt" draw:caption-point-y="-43.2pt">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calcext:value-type="string">
            <office:annotation draw:style-name="gr6" draw:text-style-name="P2" svg:width="144.88pt" svg:height="95.27pt" svg:x="1503.75pt" svg:y="41.27pt" draw:caption-point-x="-2.3pt" draw:caption-point-y="-40.99pt">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calcext:value-type="string">
            <office:annotation draw:style-name="gr7" draw:text-style-name="P2" svg:width="218.89pt" svg:height="173.65pt" svg:x="1646.02pt" svg:y="42.8pt" draw:caption-point-x="2.18pt" draw:caption-point-y="-42.52pt">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calcext:value-type="string">
            <office:annotation draw:style-name="gr8" draw:text-style-name="P2" svg:width="269.86pt" svg:height="218.44pt" svg:x="1751.56pt" svg:y="40.51pt" draw:caption-point-x="0.26pt" draw:caption-point-y="-40.22pt">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calcext:value-type="string">
            <office:annotation draw:style-name="gr9" draw:text-style-name="P2" svg:width="302.85pt" svg:height="240.83pt" svg:x="1916.79pt" svg:y="43.54pt" draw:caption-point-x="3.97pt" draw:caption-point-y="-43.26pt">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calcext:value-type="string">
            <office:annotation draw:style-name="gr10" draw:text-style-name="P2" svg:width="268.33pt" svg:height="274.42pt" svg:x="2025.24pt" svg:y="42.01pt" draw:caption-point-x="2.81pt" draw:caption-point-y="-41.73pt">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calcext:value-type="string">
            <office:annotation draw:style-name="gr7" draw:text-style-name="P2" svg:width="236.1pt" svg:height="173.65pt" svg:x="2265.9pt" svg:y="40.51pt" draw:caption-point-x="4.51pt" draw:caption-point-y="-40.22pt">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calcext:value-type="string">
            <office:annotation draw:style-name="gr5" draw:text-style-name="P2" svg:width="164.66pt" svg:height="128.86pt" svg:x="2415.17pt" svg:y="41.3pt" draw:caption-point-x="5.07pt" draw:caption-point-y="-41.02pt">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calcext:value-type="string">
            <office:annotation draw:style-name="gr11" draw:text-style-name="P2" svg:width="158.71pt" svg:height="106.47pt" svg:x="2534.4pt" svg:y="40.54pt" draw:caption-point-x="5.5pt" draw:caption-point-y="-40.25pt">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calcext:value-type="string">
            <office:annotation draw:style-name="gr12" draw:text-style-name="P2" svg:width="173.85pt" svg:height="117.67pt" svg:x="2685.2pt" svg:y="41.3pt" draw:caption-point-x="4.54pt" draw:caption-point-y="-41.02pt">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calcext:value-type="string">
            <office:annotation draw:style-name="gr13" draw:text-style-name="P2" svg:width="211.01pt" svg:height="151.26pt" svg:x="2756.61pt" svg:y="39.77pt" draw:caption-point-x="7.14pt" draw:caption-point-y="-39.49pt">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calcext:value-type="string">
            <office:annotation draw:style-name="gr3" draw:text-style-name="P2" svg:width="128.49pt" svg:height="72.88pt" svg:x="2917.76pt" svg:y="41.3pt" draw:caption-point-x="6.94pt" draw:caption-point-y="-41.02pt">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calcext:value-type="string">
            <office:annotation draw:style-name="gr5" draw:text-style-name="P2" svg:width="186.6pt" svg:height="128.86pt" svg:x="2970.77pt" svg:y="41.3pt" draw:caption-point-x="4.48pt" draw:caption-point-y="-41.02pt">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calcext:value-type="string">
            <office:annotation draw:style-name="gr3" draw:text-style-name="P2" svg:width="108.4pt" svg:height="72.88pt" svg:x="3046.79pt" svg:y="40.51pt" draw:caption-point-x="8.02pt" draw:caption-point-y="-40.22pt">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calcext:value-type="string">
            <office:annotation draw:style-name="gr3" draw:text-style-name="P2" svg:width="112.85pt" svg:height="72.88pt" svg:x="3111.51pt" svg:y="41.27pt" draw:caption-point-x="9.89pt" draw:caption-point-y="-40.99pt">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calcext:value-type="string">
            <text:p>Editor's Notes</text:p>
          </table:table-cell>
        </table:table-row>
        <table:table-row table:style-name="ro2">
          <table:table-cell table:style-name="ce2" table:formula="of:=SUBSTITUTE(CONCATENATE([.H2];[.I2]);&quot; &quot;;&quot;&quot;)" office:value-type="string" office:string-value="UBLDocumentSignatures" calcext:value-type="string">
            <text:p xmlns:gu="urn:X-gc2obdndr">UBLDocumentSignatures</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This class collects all signature information for a document.</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2" table:formula="of:=CONCATENATE(IF([.H2]=&quot;&quot;;&quot;&quot;;CONCATENATE([.H2];&quot;_ &quot;));[.I2];&quot;. Details&quot;)" office:value-type="string" office:string-value="UBL Document Signatures. Details" calcext:value-type="string">
            <text:p xmlns:gu="urn:X-gc2obdndr">UBL Document Signatures. Details</text:p>
          </table:table-cell>
          <table:table-cell table:style-name="ce9" office:value-type="string" calcext:value-type="string" office:string-value="">
            <text:p xmlns:gu="urn:X-gc2obdndr"/>
          </table:table-cell>
          <table:table-cell table:style-name="ce9" office:value-type="string" calcext:value-type="string">
            <text:p xmlns:gu="urn:X-gc2obdndr">UBL Document Signatures</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ABIE</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row>
        <table:table-row table:style-name="ro2">
          <table:table-cell table:style-name="ce4" table:formula="of:=SUBSTITUTE(SUBSTITUTE(CONCATENATE([.J3];IF([.M3]=&quot;Identifier&quot;;&quot;ID&quot;;[.M3]));&quot; &quot;;&quot;&quot;);&quot;_&quot;;&quot;&quot;)" office:value-type="string" office:string-value="SignatureInformation" calcext:value-type="string">
            <text:p xmlns:gu="urn:X-gc2obdndr">SignatureInformation</text:p>
          </table:table-cell>
          <table:table-cell table:style-name="ce11" office:value-type="string" calcext:value-type="string" office:string-value="">
            <text:p xmlns:gu="urn:X-gc2obdndr"/>
          </table:table-cell>
          <table:table-cell table:style-name="ce15" office:value-type="string" calcext:value-type="string" office:string-value="1..n">
            <text:p xmlns:gu="urn:X-gc2obdndr">1..n</text:p>
          </table:table-cell>
          <table:table-cell table:style-name="ce17" office:value-type="string" calcext:value-type="string">
            <text:p xmlns:gu="urn:X-gc2obdndr">Each of these is scaffolding for a single digital signature.</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table:formula="of:=CONCATENATE( IF([.H3]=&quot;&quot;;&quot;&quot;;CONCATENATE([.H3];&quot;_ &quot;));[.I3];&quot;. &quot;;IF([.J3]=&quot;&quot;;&quot;&quot;;CONCATENATE([.J3];&quot;_ &quot;));[.M3];IF([.J3]=&quot;&quot;;&quot;&quot;;CONCATENATE(&quot;. &quot;;[.N3])))" office:value-type="string" office:string-value="UBL Document Signatures. Signature Information" calcext:value-type="string">
            <text:p xmlns:gu="urn:X-gc2obdndr">UBL Document Signatures. Signature Information</text:p>
          </table:table-cell>
          <table:table-cell table:style-name="ce17" office:value-type="string" calcext:value-type="string" office:string-value="">
            <text:p xmlns:gu="urn:X-gc2obdndr"/>
          </table:table-cell>
          <table:table-cell table:style-name="ce17" office:value-type="string" calcext:value-type="string">
            <text:p xmlns:gu="urn:X-gc2obdndr">UBL Document Signatures</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table:formula="of:=CONCATENATE(IF([.Q3]=&quot;&quot;;&quot;&quot;;CONCATENATE([.Q3];&quot;_ &quot;));[.R3])" office:value-type="string" office:string-value="Signature Information" calcext:value-type="string">
            <text:p xmlns:gu="urn:X-gc2obdndr">Signature Information</text:p>
          </table:table-cell>
          <table:table-cell table:style-name="ce17" table:formula="of:=[.M3]" office:value-type="string" office:string-value="Signature Information" calcext:value-type="string">
            <text:p xmlns:gu="urn:X-gc2obdndr">Signature Information</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text:p xmlns:gu="urn:X-gc2obdndr">Signature Information</text:p>
          </table:table-cell>
          <table:table-cell table:style-name="ce17" office:value-type="string" calcext:value-type="string">
            <text:p xmlns:gu="urn:X-gc2obdndr">ASBIE</text:p>
          </table:table-cell>
          <table:table-cell table:style-name="ce17" office:value-type="string" calcext:value-type="string" office:string-value="">
            <text:p xmlns:gu="urn:X-gc2obdndr"/>
          </table:table-cell>
          <table:table-cell table:style-name="ce17" office:value-type="string" calcext:value-type="string">
            <text:p xmlns:gu="urn:X-gc2obdndr">2.1</text:p>
          </table:table-cell>
          <table:table-cell table:style-name="ce17" office:value-type="string" calcext:value-type="string" office:string-value="">
            <text:p xmlns:gu="urn:X-gc2obdndr"/>
          </table:table-cell>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24" table:number-columns-repeated="988"/>
          <table:table-cell table:number-columns-repeated="14"/>
        </table:table-row>
      </table:table>
      <table:table table:name="UBL-SignatureLibrary-2.3"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column table:style-name="co22" table:number-columns-repeated="14" table:default-cell-style-name="Default"/>
        <table:table-row table:style-name="ro1">
          <table:table-cell table:style-name="ce1" office:value-type="string" calcext:value-type="string">
            <office:annotation draw:style-name="gr1" draw:text-style-name="P2" svg:width="226.15pt" svg:height="162.45pt" svg:x="198.77pt" svg:y="41.27pt" draw:caption-point-x="-0.85pt" draw:caption-point-y="-40.99pt">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calcext:value-type="string">
            <office:annotation draw:style-name="gr2" draw:text-style-name="P2" svg:width="236.98pt" svg:height="184.85pt" svg:x="246.5pt" svg:y="41.27pt" draw:caption-point-x="-1.45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text:p>
          </table:table-cell>
          <table:table-cell table:style-name="ce13" office:value-type="string" calcext:value-type="string">
            <office:annotation draw:style-name="gr2" draw:text-style-name="P2" svg:width="236.98pt" svg:height="184.85pt" svg:x="303.11pt" svg:y="41.27pt" draw:caption-point-x="-0.71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calcext:value-type="string">
            <office:annotation draw:style-name="gr3" draw:text-style-name="P2" svg:width="124.3pt" svg:height="72.88pt" svg:x="716.14pt" svg:y="0.28pt" draw:caption-point-x="0pt" draw:caption-point-y="0pt">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calcext:value-type="string">
            <office:annotation draw:style-name="gr4" draw:text-style-name="P2" svg:width="190.71pt" svg:height="140.06pt" svg:x="836.5pt" svg:y="40.54pt" draw:caption-point-x="6.66pt" draw:caption-point-y="-40.25pt">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calcext:value-type="string">
            <office:annotation draw:style-name="gr3" draw:text-style-name="P2" svg:width="125.57pt" svg:height="72.88pt" svg:x="1086.32pt" svg:y="42.04pt" draw:caption-point-x="9.33pt" draw:caption-point-y="-41.75pt">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calcext:value-type="string">
            <office:annotation draw:style-name="gr5" draw:text-style-name="P2" svg:width="190.89pt" svg:height="128.86pt" svg:x="1454.91pt" svg:y="43.48pt" draw:caption-point-x="-0.96pt" draw:caption-point-y="-43.2pt">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calcext:value-type="string">
            <office:annotation draw:style-name="gr6" draw:text-style-name="P2" svg:width="144.88pt" svg:height="95.27pt" svg:x="1503.75pt" svg:y="41.27pt" draw:caption-point-x="-2.3pt" draw:caption-point-y="-40.99pt">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calcext:value-type="string">
            <office:annotation draw:style-name="gr7" draw:text-style-name="P2" svg:width="218.89pt" svg:height="173.65pt" svg:x="1646.02pt" svg:y="42.8pt" draw:caption-point-x="2.18pt" draw:caption-point-y="-42.52pt">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calcext:value-type="string">
            <office:annotation draw:style-name="gr8" draw:text-style-name="P2" svg:width="269.86pt" svg:height="218.44pt" svg:x="1751.56pt" svg:y="40.51pt" draw:caption-point-x="0.26pt" draw:caption-point-y="-40.22pt">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calcext:value-type="string">
            <office:annotation draw:style-name="gr9" draw:text-style-name="P2" svg:width="302.85pt" svg:height="240.83pt" svg:x="1916.79pt" svg:y="43.54pt" draw:caption-point-x="3.97pt" draw:caption-point-y="-43.26pt">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calcext:value-type="string">
            <office:annotation draw:style-name="gr10" draw:text-style-name="P2" svg:width="268.33pt" svg:height="274.42pt" svg:x="2025.24pt" svg:y="42.01pt" draw:caption-point-x="2.81pt" draw:caption-point-y="-41.73pt">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calcext:value-type="string">
            <office:annotation draw:style-name="gr7" draw:text-style-name="P2" svg:width="236.1pt" svg:height="173.65pt" svg:x="2265.9pt" svg:y="40.51pt" draw:caption-point-x="4.51pt" draw:caption-point-y="-40.22pt">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calcext:value-type="string">
            <office:annotation draw:style-name="gr5" draw:text-style-name="P2" svg:width="164.66pt" svg:height="128.86pt" svg:x="2415.17pt" svg:y="41.3pt" draw:caption-point-x="5.07pt" draw:caption-point-y="-41.02pt">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calcext:value-type="string">
            <office:annotation draw:style-name="gr11" draw:text-style-name="P2" svg:width="158.71pt" svg:height="106.47pt" svg:x="2534.4pt" svg:y="40.54pt" draw:caption-point-x="5.5pt" draw:caption-point-y="-40.25pt">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calcext:value-type="string">
            <office:annotation draw:style-name="gr12" draw:text-style-name="P2" svg:width="173.85pt" svg:height="117.67pt" svg:x="2685.2pt" svg:y="41.3pt" draw:caption-point-x="4.54pt" draw:caption-point-y="-41.02pt">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calcext:value-type="string">
            <office:annotation draw:style-name="gr13" draw:text-style-name="P2" svg:width="211.01pt" svg:height="151.26pt" svg:x="2756.61pt" svg:y="39.77pt" draw:caption-point-x="7.14pt" draw:caption-point-y="-39.49pt">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calcext:value-type="string">
            <office:annotation draw:style-name="gr3" draw:text-style-name="P2" svg:width="128.49pt" svg:height="72.88pt" svg:x="2917.76pt" svg:y="41.3pt" draw:caption-point-x="6.94pt" draw:caption-point-y="-41.02pt">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calcext:value-type="string">
            <office:annotation draw:style-name="gr5" draw:text-style-name="P2" svg:width="186.6pt" svg:height="128.86pt" svg:x="2970.77pt" svg:y="41.3pt" draw:caption-point-x="4.48pt" draw:caption-point-y="-41.02pt">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calcext:value-type="string">
            <office:annotation draw:style-name="gr3" draw:text-style-name="P2" svg:width="108.4pt" svg:height="72.88pt" svg:x="3046.79pt" svg:y="40.51pt" draw:caption-point-x="8.02pt" draw:caption-point-y="-40.22pt">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calcext:value-type="string">
            <office:annotation draw:style-name="gr3" draw:text-style-name="P2" svg:width="112.85pt" svg:height="72.88pt" svg:x="3111.51pt" svg:y="41.27pt" draw:caption-point-x="9.89pt" draw:caption-point-y="-40.99pt">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calcext:value-type="string">
            <text:p>Editor's Notes</text:p>
          </table:table-cell>
        </table:table-row>
        <table:table-row table:style-name="ro2">
          <table:table-cell table:style-name="ce2" table:formula="of:=SUBSTITUTE(CONCATENATE([.H2];[.I2]);&quot; &quot;;&quot;&quot;)" office:value-type="string" office:string-value="SignatureInformation" calcext:value-type="string">
            <text:p xmlns:gu="urn:X-gc2obdndr">SignatureInformation</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This class captures a single signature and optionally associates to a signature in the document with the corresponding identifier.</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2" table:formula="of:=CONCATENATE(IF([.H2]=&quot;&quot;;&quot;&quot;;CONCATENATE([.H2];&quot;_ &quot;));[.I2];&quot;. Details&quot;)" office:value-type="string" office:string-value="Signature Information. Details" calcext:value-type="string">
            <text:p xmlns:gu="urn:X-gc2obdndr">Signature Information. Details</text:p>
          </table:table-cell>
          <table:table-cell table:style-name="ce9" office:value-type="string" calcext:value-type="string" office:string-value="">
            <text:p xmlns:gu="urn:X-gc2obdndr"/>
          </table:table-cell>
          <table:table-cell table:style-name="ce9" office:value-type="string" calcext:value-type="string">
            <text:p xmlns:gu="urn:X-gc2obdndr">Signature Information</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ABIE</text:p>
          </table:table-cell>
          <table:table-cell table:style-name="ce9" office:value-type="string" calcext:value-type="string" office:string-value="">
            <text:p xmlns:gu="urn:X-gc2obdndr"/>
          </table:table-cell>
          <table:table-cell table:style-name="ce9" office:value-type="string" calcext:value-type="string">
            <text:p xmlns:gu="urn:X-gc2obdndr">2.1</text:p>
          </table:table-cell>
          <table:table-cell table:style-name="ce9" office:value-type="string" calcext:value-type="string" office:string-value="">
            <text:p xmlns:gu="urn:X-gc2obdndr"/>
          </table:table-cell>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ID" calcext:value-type="string">
            <text:p xmlns:gu="urn:X-gc2obdndr">ID</text:p>
          </table:table-cell>
          <table:table-cell table:style-name="ce10" office:value-type="string" calcext:value-type="string" office:string-value="">
            <text:p xmlns:gu="urn:X-gc2obdndr"/>
          </table:table-cell>
          <table:table-cell table:style-name="ce14" office:value-type="string" calcext:value-type="string" office:string-value="0..1">
            <text:p xmlns:gu="urn:X-gc2obdndr">0..1</text:p>
          </table:table-cell>
          <table:table-cell table:style-name="ce16" office:value-type="string" calcext:value-type="string">
            <text:p xmlns:gu="urn:X-gc2obdndr">This specifies the identifier of the signature distinguishing it from other signatures.</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table:formula="of:=CONCATENATE( IF([.H3]=&quot;&quot;;&quot;&quot;;CONCATENATE([.H3];&quot;_ &quot;));[.I3];&quot;. &quot;;IF([.J3]=&quot;&quot;;&quot;&quot;;CONCATENATE([.J3];&quot;_ &quot;));[.M3];IF(OR([.J3]&lt;&gt;&quot;&quot;;[.M3]&lt;&gt;[.N3]);CONCATENATE(&quot;. &quot;;[.N3]);&quot;&quot;))" office:value-type="string" office:string-value="Signature Information. Identifier" calcext:value-type="string">
            <text:p xmlns:gu="urn:X-gc2obdndr">Signature Information. Identifier</text:p>
          </table:table-cell>
          <table:table-cell table:style-name="ce16" office:value-type="string" calcext:value-type="string" office:string-value="">
            <text:p xmlns:gu="urn:X-gc2obdndr"/>
          </table:table-cell>
          <table:table-cell table:style-name="ce16" office:value-type="string" calcext:value-type="string">
            <text:p xmlns:gu="urn:X-gc2obdndr">Signature Information</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Identifier</text:p>
          </table:table-cell>
          <table:table-cell table:style-name="ce19" table:formula="of:=IF([.K3]&lt;&gt;&quot;&quot;;CONCATENATE([.K3];&quot; &quot;;[.L3]);[.L3])" office:value-type="string" office:string-value="Identifier" calcext:value-type="string">
            <text:p xmlns:gu="urn:X-gc2obdndr">Identifier</text:p>
          </table:table-cell>
          <table:table-cell table:style-name="ce16" office:value-type="string" calcext:value-type="string">
            <text:p xmlns:gu="urn:X-gc2obdndr">Identifier</text:p>
          </table:table-cell>
          <table:table-cell table:style-name="ce16" office:value-type="string" calcext:value-type="string" office:string-value="">
            <text:p xmlns:gu="urn:X-gc2obdndr"/>
          </table:table-cell>
          <table:table-cell table:style-name="ce16" table:formula="of:=IF([.O3]&lt;&gt;&quot;&quot;;CONCATENATE([.O3];&quot;_ &quot;;[.N3];&quot;. Type&quot;);CONCATENATE([.N3];&quot;. Type&quot;))" office:value-type="string" office:string-value="Identifier. Type" calcext:value-type="string">
            <text:p xmlns:gu="urn:X-gc2obdndr">Identifier. Type</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BBIE</text:p>
          </table:table-cell>
          <table:table-cell table:style-name="ce16" office:value-type="string" calcext:value-type="string" office:string-value="">
            <text:p xmlns:gu="urn:X-gc2obdndr"/>
          </table:table-cell>
          <table:table-cell table:style-name="ce16" office:value-type="string" calcext:value-type="string">
            <text:p xmlns:gu="urn:X-gc2obdndr">2.1</text:p>
          </table:table-cell>
          <table:table-cell table:style-name="ce16" office:value-type="string" calcext:value-type="string" office:string-value="">
            <text:p xmlns:gu="urn:X-gc2obdndr"/>
          </table:table-cell>
        </table:table-row>
        <table:table-row table:style-name="ro2">
          <table:table-cell table:style-name="ce3" table:formula="of:=SUBSTITUTE(CONCATENATE([.J4];[.K4];IF([.L4]=&quot;Identifier&quot;;&quot;ID&quot;;IF(AND([.L4]=&quot;Text&quot;;OR([.J4]&lt;&gt;&quot;&quot;;[.K4]&lt;&gt;&quot;&quot;));&quot;&quot;;[.L4]));IF(AND([.N4]&lt;&gt;&quot;Text&quot;;[.L4]&lt;&gt;[.N4];NOT(AND([.L4]=&quot;URI&quot;;[.N4]=&quot;Identifier&quot;));NOT(AND([.L4]=&quot;UUID&quot;;[.N4]=&quot;Identifier&quot;));NOT(AND([.L4]=&quot;OID&quot;;[.N4]=&quot;Identifier&quot;)));IF([.N4]=&quot;Identifier&quot;;&quot;ID&quot;;[.N4]);&quot;&quot;));&quot; &quot;;&quot;&quot;)" office:value-type="string" office:string-value="ReferencedSignatureID" calcext:value-type="string">
            <text:p xmlns:gu="urn:X-gc2obdndr">ReferencedSignatureID</text:p>
          </table:table-cell>
          <table:table-cell table:style-name="ce10" office:value-type="string" calcext:value-type="string" office:string-value="">
            <text:p xmlns:gu="urn:X-gc2obdndr"/>
          </table:table-cell>
          <table:table-cell table:style-name="ce14" office:value-type="string" calcext:value-type="string" office:string-value="0..1">
            <text:p xmlns:gu="urn:X-gc2obdndr">0..1</text:p>
          </table:table-cell>
          <table:table-cell table:style-name="ce16" office:value-type="string" calcext:value-type="string">
            <text:p xmlns:gu="urn:X-gc2obdndr">This associates this signature with the identifier of a signature business object in the document.</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table:formula="of:=CONCATENATE( IF([.H4]=&quot;&quot;;&quot;&quot;;CONCATENATE([.H4];&quot;_ &quot;));[.I4];&quot;. &quot;;IF([.J4]=&quot;&quot;;&quot;&quot;;CONCATENATE([.J4];&quot;_ &quot;));[.M4];IF(OR([.J4]&lt;&gt;&quot;&quot;;[.M4]&lt;&gt;[.N4]);CONCATENATE(&quot;. &quot;;[.N4]);&quot;&quot;))" office:value-type="string" office:string-value="Signature Information. Referenced Signature Identifier. Identifier" calcext:value-type="string">
            <text:p xmlns:gu="urn:X-gc2obdndr">Signature Information. Referenced Signature Identifier. Identifier</text:p>
          </table:table-cell>
          <table:table-cell table:style-name="ce16" office:value-type="string" calcext:value-type="string" office:string-value="">
            <text:p xmlns:gu="urn:X-gc2obdndr"/>
          </table:table-cell>
          <table:table-cell table:style-name="ce16" office:value-type="string" calcext:value-type="string">
            <text:p xmlns:gu="urn:X-gc2obdndr">Signature Information</text:p>
          </table:table-cell>
          <table:table-cell table:style-name="ce16" office:value-type="string" calcext:value-type="string" office:string-value="">
            <text:p xmlns:gu="urn:X-gc2obdndr"/>
          </table:table-cell>
          <table:table-cell table:style-name="ce16" office:value-type="string" calcext:value-type="string">
            <text:p xmlns:gu="urn:X-gc2obdndr">Referenced Signature</text:p>
          </table:table-cell>
          <table:table-cell table:style-name="ce16" office:value-type="string" calcext:value-type="string">
            <text:p xmlns:gu="urn:X-gc2obdndr">Identifier</text:p>
          </table:table-cell>
          <table:table-cell table:style-name="ce19" table:formula="of:=IF([.K4]&lt;&gt;&quot;&quot;;CONCATENATE([.K4];&quot; &quot;;[.L4]);[.L4])" office:value-type="string" office:string-value="Referenced Signature Identifier" calcext:value-type="string">
            <text:p xmlns:gu="urn:X-gc2obdndr">Referenced Signature Identifier</text:p>
          </table:table-cell>
          <table:table-cell table:style-name="ce16" office:value-type="string" calcext:value-type="string">
            <text:p xmlns:gu="urn:X-gc2obdndr">Identifier</text:p>
          </table:table-cell>
          <table:table-cell table:style-name="ce16" office:value-type="string" calcext:value-type="string" office:string-value="">
            <text:p xmlns:gu="urn:X-gc2obdndr"/>
          </table:table-cell>
          <table:table-cell table:style-name="ce16" table:formula="of:=IF([.O4]&lt;&gt;&quot;&quot;;CONCATENATE([.O4];&quot;_ &quot;;[.N4];&quot;. Type&quot;);CONCATENATE([.N4];&quot;. Type&quot;))" office:value-type="string" office:string-value="Identifier. Type" calcext:value-type="string">
            <text:p xmlns:gu="urn:X-gc2obdndr">Identifier. Type</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BBIE</text:p>
          </table:table-cell>
          <table:table-cell table:style-name="ce16" office:value-type="string" calcext:value-type="string" office:string-value="">
            <text:p xmlns:gu="urn:X-gc2obdndr"/>
          </table:table-cell>
          <table:table-cell table:style-name="ce16" office:value-type="string" calcext:value-type="string">
            <text:p xmlns:gu="urn:X-gc2obdndr">2.1</text:p>
          </table:table-cell>
          <table:table-cell table:style-name="ce16" office:value-type="string" calcext:value-type="string" office:string-value="">
            <text:p xmlns:gu="urn:X-gc2obdndr"/>
          </table:table-cell>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24" table:number-columns-repeated="988"/>
          <table:table-cell table:number-columns-repeated="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number:text>
      <style:map style:condition="value()&gt;=0" style:apply-style-name="N124P0"/>
    </number:number-style>
    <number:number-style style:name="N126P0" style:volatile="true">
      <number:text>$</number:text>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number-style style:name="N131P0" style:volatile="true">
      <number:number number:decimal-places="0" loext:min-decimal-places="0" number:min-integer-digits="1" number:grouping="true"/>
      <number:text> </number:text>
    </number:number-style>
    <number:number-style style:name="N131P1" style:volatile="true">
      <number:text> (</number:text>
      <number:number number:decimal-places="0" loext:min-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loext:min-decimal-places="0" number:min-integer-digits="1" number:grouping="true"/>
      <number:text> </number:text>
    </number:number-style>
    <number:number-style style:name="N135P1" style:volatile="true">
      <number:text> $(</number:text>
      <number:number number:decimal-places="0" loext:min-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loext:min-decimal-places="2" number:min-integer-digits="1" number:grouping="true"/>
      <number:text> </number:text>
    </number:number-style>
    <number:number-style style:name="N139P1" style:volatile="true">
      <number:text> (</number:text>
      <number:number number:decimal-places="2" loext:min-decimal-places="2" number:min-integer-digits="1" number:grouping="true"/>
      <number:text>)</number:text>
    </number:number-style>
    <number:number-style style:name="N139P2" style:volatile="true">
      <number:text> -</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loext:min-decimal-places="2" number:min-integer-digits="1" number:grouping="true"/>
      <number:text> </number:text>
    </number:number-style>
    <number:number-style style:name="N143P1" style:volatile="true">
      <number:text> $(</number:text>
      <number:number number:decimal-places="2" loext:min-decimal-places="2" number:min-integer-digits="1" number:grouping="true"/>
      <number:text>)</number:text>
    </number:number-style>
    <number:number-style style:name="N143P2" style:volatile="true">
      <number:text> $-</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number:text>
      <number:number number:decimal-places="0" loext:min-decimal-places="0" number:min-integer-digits="1" number:grouping="true"/>
    </number:number-style>
    <number:number-style style:name="N149">
      <number:text>-$</number:text>
      <number:number number:decimal-places="0" loext:min-decimal-places="0" number:min-integer-digits="1" number:grouping="true"/>
      <style:map style:condition="value()&gt;=0" style:apply-style-name="N149P0"/>
    </number:number-style>
    <number:number-style style:name="N150P0" style:volatile="true">
      <number:text>$</number:text>
      <number:number number:decimal-places="0" loext:min-decimal-places="0" number:min-integer-digits="1" number:grouping="true"/>
    </number:number-style>
    <number:number-style style:name="N150">
      <style:text-properties fo:color="#ff0000"/>
      <number:text>-$</number:text>
      <number:number number:decimal-places="0" loext:min-decimal-places="0" number:min-integer-digits="1" number:grouping="true"/>
      <style:map style:condition="value()&gt;=0" style:apply-style-name="N150P0"/>
    </number:number-style>
    <number:number-style style:name="N152P0" style:volatile="true">
      <number:text>$</number:text>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text>$</number:text>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5P0" style:volatile="true">
      <number:text> $</number:text>
      <number:number number:decimal-places="0" loext:min-decimal-places="0" number:min-integer-digits="1" number:grouping="true"/>
      <number:text> </number:text>
    </number:number-style>
    <number:number-style style:name="N155P1" style:volatile="true">
      <number:text>-$</number:text>
      <number:number number:decimal-places="0" loext:min-decimal-places="0" number:min-integer-digits="1" number:grouping="true"/>
      <number:text> </number:text>
    </number:number-style>
    <number:number-style style:name="N155P2" style:volatile="true">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loext:min-decimal-places="0" number:min-integer-digits="1" number:grouping="true"/>
      <number:text> </number:text>
    </number:number-style>
    <number:number-style style:name="N157P1" style:volatile="true">
      <number:text>-</number:text>
      <number:number number:decimal-places="0" loext:min-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loext:min-decimal-places="2" number:min-integer-digits="1" number:grouping="true"/>
      <number:text> </number:text>
    </number:number-style>
    <number:number-style style:name="N159P1" style:volatile="true">
      <number:text>-$</number:text>
      <number:number number:decimal-places="2" loext:min-decimal-places="2" number:min-integer-digits="1" number:grouping="true"/>
      <number:text> </number:text>
    </number:number-style>
    <number:number-style style:name="N159P2" style:volatile="true">
      <number:text> $-</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2" loext:min-decimal-places="2" number:min-integer-digits="1" number:grouping="true"/>
      <number:text> </number:text>
    </number:number-style>
    <number:number-style style:name="N161P1" style:volatile="true">
      <number:text>-</number:text>
      <number:number number:decimal-places="2" loext:min-decimal-places="2" number:min-integer-digits="1" number:grouping="true"/>
      <number:text> </number:text>
    </number:number-style>
    <number:number-style style:name="N161P2" style:volatile="true">
      <number:text> -</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number:text>
      <number:number number:decimal-places="0" loext:min-decimal-places="0" number:min-integer-digits="1" number:grouping="true"/>
    </number:number-style>
    <number:number-style style:name="N163">
      <number:text>-£</number:text>
      <number:number number:decimal-places="0" loext:min-decimal-places="0" number:min-integer-digits="1" number:grouping="true"/>
      <style:map style:condition="value()&gt;=0" style:apply-style-name="N163P0"/>
    </number:number-style>
    <number:number-style style:name="N164P0" style:volatile="true">
      <number:text>£</number:text>
      <number:number number:decimal-places="0" loext:min-decimal-places="0" number:min-integer-digits="1" number:grouping="true"/>
    </number:number-style>
    <number:number-style style:name="N164">
      <style:text-properties fo:color="#ff0000"/>
      <number:text>-£</number:text>
      <number:number number:decimal-places="0" loext:min-decimal-places="0" number:min-integer-digits="1" number:grouping="true"/>
      <style:map style:condition="value()&gt;=0" style:apply-style-name="N164P0"/>
    </number:number-style>
    <number:number-style style:name="N166P0" style:volatile="true">
      <number:text>£</number:text>
      <number:number number:decimal-places="2" loext:min-decimal-places="2" number:min-integer-digits="1" number:grouping="true"/>
    </number:number-style>
    <number:number-style style:name="N166">
      <number:text>-£</number:text>
      <number:number number:decimal-places="2" loext:min-decimal-places="2" number:min-integer-digits="1" number:grouping="true"/>
      <style:map style:condition="value()&gt;=0" style:apply-style-name="N166P0"/>
    </number:number-style>
    <number:number-style style:name="N167P0" style:volatile="true">
      <number:text>£</number:text>
      <number:number number:decimal-places="2" loext:min-decimal-places="2" number:min-integer-digits="1" number:grouping="true"/>
    </number:number-style>
    <number:number-style style:name="N167">
      <style:text-properties fo:color="#ff0000"/>
      <number:text>-£</number:text>
      <number:number number:decimal-places="2" loext:min-decimal-places="2" number:min-integer-digits="1" number:grouping="true"/>
      <style:map style:condition="value()&gt;=0" style:apply-style-name="N167P0"/>
    </number:number-style>
    <number:number-style style:name="N171P0" style:volatile="true">
      <number:text> £</number:text>
      <number:number number:decimal-places="0" loext:min-decimal-places="0" number:min-integer-digits="1" number:grouping="true"/>
      <number:text> </number:text>
    </number:number-style>
    <number:number-style style:name="N171P1" style:volatile="true">
      <number:text>-£</number:text>
      <number:number number:decimal-places="0" loext:min-decimal-places="0" number:min-integer-digits="1" number:grouping="true"/>
      <number:text> </number:text>
    </number:number-style>
    <number:number-style style:name="N171P2" style:volatile="true">
      <number:text>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number:text>
      <number:number number:decimal-places="2" loext:min-decimal-places="2" number:min-integer-digits="1" number:grouping="true"/>
      <number:text> </number:text>
    </number:number-style>
    <number:number-style style:name="N175P1" style:volatile="true">
      <number:text>-£</number:text>
      <number:number number:decimal-places="2" loext:min-decimal-places="2" number:min-integer-digits="1" number:grouping="true"/>
      <number:text> </number:text>
    </number:number-style>
    <number:number-style style:name="N175P2" style:volatile="true">
      <number:text> £-</number:text>
      <number:number number:decimal-places="0" loext:min-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kr </number:text>
      <number:number number:decimal-places="0" loext:min-decimal-places="0" number:min-integer-digits="1" number:grouping="true"/>
      <number:text> </number:text>
    </number:number-style>
    <number:number-style style:name="N177">
      <number:text>(kr </number:text>
      <number:number number:decimal-places="0" loext:min-decimal-places="0" number:min-integer-digits="1" number:grouping="true"/>
      <number:text>)</number:text>
      <style:map style:condition="value()&gt;=0" style:apply-style-name="N177P0"/>
    </number:number-style>
    <number:number-style style:name="N178P0" style:volatile="true">
      <number:text>kr </number:text>
      <number:number number:decimal-places="0" loext:min-decimal-places="0" number:min-integer-digits="1" number:grouping="true"/>
      <number:text> </number:text>
    </number:number-style>
    <number:number-style style:name="N178">
      <style:text-properties fo:color="#ff0000"/>
      <number:text>(kr </number:text>
      <number:number number:decimal-places="0" loext:min-decimal-places="0" number:min-integer-digits="1" number:grouping="true"/>
      <number:text>)</number:text>
      <style:map style:condition="value()&gt;=0" style:apply-style-name="N178P0"/>
    </number:number-style>
    <number:number-style style:name="N180P0" style:volatile="true">
      <number:text>kr </number:text>
      <number:number number:decimal-places="2" loext:min-decimal-places="2" number:min-integer-digits="1" number:grouping="true"/>
      <number:text> </number:text>
    </number:number-style>
    <number:number-style style:name="N180">
      <number:text>(kr </number:text>
      <number:number number:decimal-places="2" loext:min-decimal-places="2" number:min-integer-digits="1" number:grouping="true"/>
      <number:text>)</number:text>
      <style:map style:condition="value()&gt;=0" style:apply-style-name="N180P0"/>
    </number:number-style>
    <number:number-style style:name="N181P0" style:volatile="true">
      <number:text>kr </number:text>
      <number:number number:decimal-places="2" loext:min-decimal-places="2" number:min-integer-digits="1" number:grouping="true"/>
      <number:text> </number:text>
    </number:number-style>
    <number:number-style style:name="N181">
      <style:text-properties fo:color="#ff0000"/>
      <number:text>(kr </number:text>
      <number:number number:decimal-places="2" loext:min-decimal-places="2" number:min-integer-digits="1" number:grouping="true"/>
      <number:text>)</number:text>
      <style:map style:condition="value()&gt;=0" style:apply-style-name="N181P0"/>
    </number:number-style>
    <number:number-style style:name="N185P0" style:volatile="true">
      <number:text> kr </number:text>
      <number:number number:decimal-places="0" loext:min-decimal-places="0" number:min-integer-digits="1" number:grouping="true"/>
      <number:text> </number:text>
    </number:number-style>
    <number:number-style style:name="N185P1" style:volatile="true">
      <number:text> kr (</number:text>
      <number:number number:decimal-places="0" loext:min-decimal-places="0" number:min-integer-digits="1" number:grouping="true"/>
      <number:text>)</number:text>
    </number:number-style>
    <number:number-style style:name="N185P2" style:volatile="true">
      <number:text> kr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kr </number:text>
      <number:number number:decimal-places="2" loext:min-decimal-places="2" number:min-integer-digits="1" number:grouping="true"/>
      <number:text> </number:text>
    </number:number-style>
    <number:number-style style:name="N189P1" style:volatile="true">
      <number:text> kr (</number:text>
      <number:number number:decimal-places="2" loext:min-decimal-places="2" number:min-integer-digits="1" number:grouping="true"/>
      <number:text>)</number:text>
    </number:number-style>
    <number:number-style style:name="N189P2" style:volatile="true">
      <number:text> kr -</number:text>
      <number:number number:decimal-places="0" loext:min-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text>£ </number:text>
      <number:number number:decimal-places="0" loext:min-decimal-places="0" number:min-integer-digits="1" number:grouping="true"/>
    </number:number-style>
    <number:number-style style:name="N191">
      <number:text>-£ </number:text>
      <number:number number:decimal-places="0" loext:min-decimal-places="0" number:min-integer-digits="1" number:grouping="true"/>
      <style:map style:condition="value()&gt;=0" style:apply-style-name="N191P0"/>
    </number:number-style>
    <number:number-style style:name="N192P0" style:volatile="true">
      <number:text>£ </number:text>
      <number:number number:decimal-places="0" loext:min-decimal-places="0" number:min-integer-digits="1" number:grouping="true"/>
    </number:number-style>
    <number:number-style style:name="N192">
      <style:text-properties fo:color="#ff0000"/>
      <number:text>-£ </number:text>
      <number:number number:decimal-places="0" loext:min-decimal-places="0" number:min-integer-digits="1" number:grouping="true"/>
      <style:map style:condition="value()&gt;=0" style:apply-style-name="N192P0"/>
    </number:number-style>
    <number:number-style style:name="N194P0" style:volatile="true">
      <number:text>£ </number:text>
      <number:number number:decimal-places="2" loext:min-decimal-places="2" number:min-integer-digits="1" number:grouping="true"/>
    </number:number-style>
    <number:number-style style:name="N194">
      <number:text>-£ </number:text>
      <number:number number:decimal-places="2" loext:min-decimal-places="2" number:min-integer-digits="1" number:grouping="true"/>
      <style:map style:condition="value()&gt;=0" style:apply-style-name="N194P0"/>
    </number:number-style>
    <number:number-style style:name="N195P0" style:volatile="true">
      <number:text>£ </number:text>
      <number:number number:decimal-places="2" loext:min-decimal-places="2" number:min-integer-digits="1" number:grouping="true"/>
    </number:number-style>
    <number:number-style style:name="N195">
      <style:text-properties fo:color="#ff0000"/>
      <number:text>-£ </number:text>
      <number:number number:decimal-places="2" loext:min-decimal-places="2" number:min-integer-digits="1" number:grouping="true"/>
      <style:map style:condition="value()&gt;=0" style:apply-style-name="N195P0"/>
    </number:number-style>
    <number:number-style style:name="N199P0" style:volatile="true">
      <number:text> £ </number:text>
      <number:number number:decimal-places="0" loext:min-decimal-places="0" number:min-integer-digits="1" number:grouping="true"/>
      <number:text> </number:text>
    </number:number-style>
    <number:number-style style:name="N199P1" style:volatile="true">
      <number:text>-£ </number:text>
      <number:number number:decimal-places="0" loext:min-decimal-places="0" number:min-integer-digits="1" number:grouping="true"/>
      <number:text> </number:text>
    </number:number-style>
    <number:number-style style:name="N199P2" style:volatile="true">
      <number:text> £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text> £ </number:text>
      <number:number number:decimal-places="2" loext:min-decimal-places="2" number:min-integer-digits="1" number:grouping="true"/>
      <number:text> </number:text>
    </number:number-style>
    <number:number-style style:name="N203P1" style:volatile="true">
      <number:text>-£ </number:text>
      <number:number number:decimal-places="2" loext:min-decimal-places="2" number:min-integer-digits="1" number:grouping="true"/>
      <number:text> </number:text>
    </number:number-style>
    <number:number-style style:name="N203P2" style:volatile="true">
      <number:text> £ -</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2" fo:font-family="Arial" style:font-family-generic="swiss" style:font-name-asian="SimSun" style:font-family-asian="SimSun" style:font-family-generic-asian="system" style:font-pitch-asian="variable" style:font-name-complex="Arial2"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28.8pt" fo:margin-bottom="36pt" fo:margin-left="21.6pt" fo:margin-right="21.6pt" style:first-page-number="continue" style:scale-to="80%" style:writing-mode="lr-tb" style:print="charts drawings grid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4">00/00/0000</text:date>, <text:time style:data-style-name="N2" text:time-value="12:27:57.492165000">00:00:00</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4">00/00/0000</text:date></text:span><text:span text:style-name="MT1"> GMT <text:s/></text:span><text:span text:style-name="MT1"><text:time style:data-style-name="N2" text:time-value="12:27:57.502215000">00:00:00</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4">00/00/0000</text:date></text:span><text:span text:style-name="MT1"> GMT <text:s/></text:span><text:span text:style-name="MT1"><text:time style:data-style-name="N2" text:time-value="12:27:57.505127000">00:00:0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4T12:30:04.417620000</dc:date>
    <meta:generator>LibreOffice/5.1.2.2$MacOSX_X86_64 LibreOffice_project/d3bf12ecb743fc0d20e0be0c58ca359301eb705f</meta:generator>
    <meta:editing-duration>P8DT11H16M17S</meta:editing-duration>
    <meta:editing-cycles>91</meta:editing-cycles>
    <meta:document-statistic meta:table-count="1" meta:cell-count="89" meta:object-count="0"/>
  </office:meta>
</office:document-meta>
</file>